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9C0000046EB59930E5296823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052cm" svg:x="0.062cm" svg:y="0.32cm">
          <draw:image xlink:href="Pictures/100002010000069C0000046EB59930E5296823A2.png" xlink:type="simple" xlink:show="embed" xlink:actuate="onLoad">
            <text:p/>
          </draw:image>
        </draw:frame>
        <draw:frame draw:style-name="gr2" draw:text-style-name="P2" draw:layer="layout" svg:width="2cm" svg:height="1.2cm" svg:x="10cm" svg:y="8.4cm">
          <draw:text-box>
            <text:p>Y - Y</text:p>
          </draw:text-box>
        </draw:frame>
        <draw:line draw:style-name="gr3" draw:text-style-name="P3" draw:layer="layout" svg:x1="10.2cm" svg:y1="8.6cm" svg:x2="10.4cm" svg:y2="8.4cm">
          <text:p/>
        </draw:line>
        <draw:line draw:style-name="gr3" draw:text-style-name="P3" draw:layer="layout" svg:x1="10.4cm" svg:y1="8.4cm" svg:x2="10.6cm" svg:y2="8.6cm">
          <text:p/>
        </draw:line>
        <draw:line draw:style-name="gr3" draw:text-style-name="P3" draw:layer="layout" svg:x1="11.2cm" svg:y1="8.5cm" svg:x2="11.6cm" svg:y2="8.5cm">
          <text:p/>
        </draw:line>
        <draw:custom-shape draw:style-name="gr4" draw:text-style-name="P1" draw:layer="layout" svg:width="0.1cm" svg:height="0.1cm" svg:x="10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8cm" svg:y1="7.1cm" svg:x2="10.1cm" svg:y2="9.3cm">
          <text:p/>
        </draw:line>
        <draw:line draw:style-name="gr5" draw:text-style-name="P3" draw:layer="layout" svg:x1="8.75cm" svg:y1="0.9cm" svg:x2="10.05cm" svg:y2="3.1cm">
          <text:p/>
        </draw:line>
        <draw:frame draw:style-name="gr2" draw:text-style-name="P2" draw:layer="layout" svg:width="2cm" svg:height="1.2cm" svg:x="10.1cm" svg:y="2.6cm">
          <draw:text-box>
            <text:p>Y - Y</text:p>
          </draw:text-box>
        </draw:frame>
        <draw:line draw:style-name="gr3" draw:text-style-name="P3" draw:layer="layout" svg:x1="11.3cm" svg:y1="2.7cm" svg:x2="11.7cm" svg:y2="2.7cm">
          <text:p/>
        </draw:line>
        <draw:custom-shape draw:style-name="gr4" draw:text-style-name="P1" draw:layer="layout" svg:width="0.1cm" svg:height="0.1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.1cm" svg:y1="9.3cm" svg:x2="10.1cm" svg:y2="3.2cm">
          <text:p/>
        </draw:line>
        <draw:frame draw:style-name="gr7" draw:text-style-name="P2" draw:layer="layout" svg:width="3cm" svg:height="1.673cm" svg:x="10.3cm" svg:y="5.2cm">
          <draw:text-box>
            <text:p>r = Y - Y</text:p>
          </draw:text-box>
        </draw:frame>
        <draw:line draw:style-name="gr3" draw:text-style-name="P3" draw:layer="layout" svg:x1="12.5cm" svg:y1="5.3cm" svg:x2="12.6cm" svg:y2="5.1cm">
          <text:p/>
        </draw:line>
        <draw:line draw:style-name="gr3" draw:text-style-name="P3" draw:layer="layout" svg:x1="12.6cm" svg:y1="5.1cm" svg:x2="12.8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27T18:09:34.088387000</dc:date>
    <meta:editing-duration>PT2H31M26S</meta:editing-duration>
    <meta:editing-cycles>3</meta:editing-cycles>
    <meta:generator>LibreOffice/5.0.3.2$MacOSX_X86_64 LibreOffice_project/e5f16313668ac592c1bfb310f4390624e3dbfb75</meta:generator>
    <meta:document-statistic meta:object-count="15"/>
  </office:meta>
</office:document-meta>
</file>